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Light" svg:font-family="'DejaVu Sans Light'" style:font-family-generic="swiss" style:font-pitch="variable"/>
    <style:font-face style:name="Fira Sans" svg:font-family="'Fira Sans'" style:font-family-generic="swiss" style:font-pitch="variable"/>
    <style:font-face style:name="Fira Sans Compressed Hair" svg:font-family="'Fira Sans Compressed Hair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1551e4" officeooo:paragraph-rsid="001551e4"/>
    </style:style>
    <style:style style:name="P2" style:family="paragraph" style:parent-style-name="Standard">
      <style:text-properties style:font-name="Noto Sans CJK HK Black"/>
    </style:style>
    <style:style style:name="P3" style:family="paragraph" style:parent-style-name="Standard">
      <style:paragraph-properties fo:text-align="center" style:justify-single-word="false"/>
      <style:text-properties style:font-name="Noto Sans CJK HK Black" officeooo:rsid="00141994" officeooo:paragraph-rsid="00141994"/>
    </style:style>
    <style:style style:name="P4" style:family="paragraph" style:parent-style-name="Standard">
      <style:paragraph-properties fo:text-align="center" style:justify-single-word="false"/>
      <style:text-properties style:font-name="Noto Sans CJK HK Black" officeooo:paragraph-rsid="00141994"/>
    </style:style>
    <style:style style:name="P5" style:family="paragraph" style:parent-style-name="Standard">
      <style:text-properties style:font-name="Noto Sans CJK HK Black" officeooo:rsid="0015e680" officeooo:paragraph-rsid="0015e680"/>
    </style:style>
    <style:style style:name="P6" style:family="paragraph" style:parent-style-name="Standard">
      <style:paragraph-properties fo:text-align="center" style:justify-single-word="false"/>
      <style:text-properties style:font-name="Noto Sans CJK HK Black" officeooo:rsid="0015e680" officeooo:paragraph-rsid="0015e680"/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Footer">
      <style:text-properties style:font-name="FreeSans1" fo:font-size="10pt" officeooo:rsid="001b5a71" officeooo:paragraph-rsid="001b5a71" style:font-size-asian="10pt" style:font-size-complex="10pt"/>
    </style:style>
    <style:style style:name="P9" style:family="paragraph" style:parent-style-name="Heading_20_2">
      <style:paragraph-properties fo:break-before="page"/>
      <style:text-properties officeooo:rsid="001b5a71" officeooo:paragraph-rsid="001b5a71"/>
    </style:style>
    <style:style style:name="P10" style:family="paragraph" style:parent-style-name="Standard" style:list-style-name="Numbering_20_123">
      <style:paragraph-properties fo:text-align="start" style:justify-single-word="false"/>
      <style:text-properties style:font-name="Fira Sans" officeooo:rsid="00148ad4" officeooo:paragraph-rsid="00148ad4"/>
    </style:style>
    <style:style style:name="P11" style:family="paragraph" style:parent-style-name="Standard" style:list-style-name="Numbering_20_123">
      <style:paragraph-properties fo:text-align="start" style:justify-single-word="false"/>
      <style:text-properties style:font-name="Fira Sans" officeooo:rsid="00148ad4" officeooo:paragraph-rsid="0015e680"/>
    </style:style>
    <style:style style:name="P12" style:family="paragraph" style:parent-style-name="Standard" style:list-style-name="Numbering_20_123">
      <style:paragraph-properties fo:text-align="start" style:justify-single-word="false"/>
      <style:text-properties style:font-name="Fira Sans" officeooo:rsid="001551e4" officeooo:paragraph-rsid="001551e4"/>
    </style:style>
    <style:style style:name="P13" style:family="paragraph" style:parent-style-name="Standard" style:list-style-name="Numbering_20_123">
      <style:paragraph-properties fo:text-align="start" style:justify-single-word="false"/>
      <style:text-properties style:font-name="Fira Sans" officeooo:rsid="0015e680" officeooo:paragraph-rsid="0015e680"/>
    </style:style>
    <style:style style:name="P14" style:family="paragraph" style:parent-style-name="Standard" style:list-style-name="Numbering_20_123">
      <style:paragraph-properties fo:text-align="start" style:justify-single-word="false"/>
      <style:text-properties style:font-name="Fira Sans" officeooo:paragraph-rsid="0015e680"/>
    </style:style>
    <style:style style:name="P15" style:family="paragraph" style:parent-style-name="Standard">
      <style:paragraph-properties fo:margin-top="0.1in" fo:margin-bottom="0.0402in" style:contextual-spacing="false" fo:text-align="center" style:justify-single-word="false"/>
      <style:text-properties style:font-name="DejaVu Sans Light" fo:font-size="16pt" fo:font-weight="bold" officeooo:rsid="00141994" officeooo:paragraph-rsid="00141994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 CJK HK Black" officeooo:paragraph-rsid="00148ad4"/>
    </style:style>
    <style:style style:name="P17" style:family="paragraph" style:parent-style-name="Standard">
      <style:paragraph-properties fo:text-align="start" style:justify-single-word="false"/>
      <style:text-properties style:font-name="Noto Sans CJK HK Black" officeooo:rsid="001b5a71" officeooo:paragraph-rsid="001b5a71"/>
    </style:style>
    <style:style style:name="P18" style:family="paragraph" style:parent-style-name="Text_20_body">
      <style:text-properties officeooo:rsid="001b5a71" officeooo:paragraph-rsid="001b5a71"/>
    </style:style>
    <style:style style:name="P19" style:family="paragraph">
      <style:paragraph-properties fo:text-align="center"/>
    </style:style>
    <style:style style:name="P20" style:family="paragraph">
      <loext:graphic-properties draw:opacity="0%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officeooo:rsid="001551e4"/>
    </style:style>
    <style:style style:name="T3" style:family="text">
      <style:text-properties style:font-name="Fira Sans" fo:font-style="italic" style:font-style-asian="italic" style:font-style-complex="italic"/>
    </style:style>
    <style:style style:name="T4" style:family="text">
      <style:text-properties officeooo:rsid="0015e680"/>
    </style:style>
    <style:style style:name="T5" style:family="text">
      <style:text-properties officeooo:rsid="0017cb96"/>
    </style:style>
    <style:style style:name="T6" style:family="text">
      <style:text-properties officeooo:rsid="001a1d19"/>
    </style:style>
    <style:style style:name="T7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417in" svg:stroke-color="#000000" draw:marker-start-width="0.2016in" draw:marker-end-width="0.2016in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19in" svg:stroke-color="#000000" draw:marker-start-width="0.1866in" draw:marker-end-width="0.1866in" draw:opacity="0%" draw:textarea-horizontal-align="justify" draw:textarea-vertical-align="middle" draw:auto-grow-height="false" fo:min-height="0.4346in" fo:min-width="0.4346in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0" draw:name="Shape 3" draw:style-name="gr2" draw:text-style-name="P20" svg:width="0.6598in" svg:height="0.6587in" svg:x="3.0165in" svg:y="-0.2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ARO</text:p>
      <text:p text:style-name="P5"/>
      <text:p text:style-name="P15"><text:span text:style-name="T2">“RC1”</text:span><text:span text:style-name="T6">User Manual</text:span></text:p>
      <text:p text:style-name="P4"><draw:line text:anchor-type="paragraph" draw:z-index="1" draw:name="Horizontal line 2" draw:style-name="gr1" draw:text-style-name="P19" svg:x1="7.2181in" svg:y1="0.1319in" svg:x2="-1.3102in" svg:y2="0.1319in"><text:p/></draw:line></text:p>
      <text:p text:style-name="P16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223_2669090402" text:style-name="Index_20_Link" text:visited-style-name="Index_20_Link">Lorem<text:tab/>2</text:a></text:p>
          <text:p text:style-name="P7"><text:a xlink:type="simple" xlink:href="#__RefHeading___Toc225_2669090402" text:style-name="Index_20_Link" text:visited-style-name="Index_20_Link">Ipsum<text:tab/>2</text:a></text:p>
        </text:index-body>
      </text:table-of-content>
      <text:p text:style-name="P16"/>
      <text:p text:style-name="P17"/>
      <text:h text:style-name="P9" text:outline-level="2"><text:bookmark-start text:name="__RefHeading___Toc223_2669090402"/>Lorem<text:bookmark-end text:name="__RefHeading___Toc223_2669090402"/></text:h>
      <text:p text:style-name="P18">This is a test.</text:p>
      <text:p text:style-name="P18"/>
      <text:h text:style-name="Heading_20_2" text:outline-level="2"><text:bookmark-start text:name="__RefHeading___Toc225_2669090402"/>Ipsum<text:bookmark-end text:name="__RefHeading___Toc225_2669090402"/></text:h>
      <text:p text:style-name="P18">This is a tes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Light" svg:font-family="'DejaVu Sans Light'" style:font-family-generic="swiss" style:font-pitch="variable"/>
    <style:font-face style:name="Fira Sans" svg:font-family="'Fira Sans'" style:font-family-generic="swiss" style:font-pitch="variable"/>
    <style:font-face style:name="Fira Sans Compressed Hair" svg:font-family="'Fira Sans Compressed Hair'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FreeSans1" fo:font-size="10pt" officeooo:rsid="001b5a71" officeooo:paragraph-rsid="001b5a71" style:font-size-asian="10pt" style:font-size-complex="10pt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ro RC1 User Manual Rev. A<text:tab/><text:tab/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9:08:24.687948292</meta:creation-date>
    <dc:date>2023-11-27T01:12:16.965218353</dc:date>
    <meta:editing-duration>PT20M1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10" meta:word-count="27" meta:character-count="121" meta:non-whitespace-character-count="103"/>
  </office:meta>
</office:document-meta>
</file>